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 • <text:a xlink:type="simple" xlink:href="https://github.com/skyzyx/resume/raw/master/resumes/ryanparman-tpm.odt" office:name=""><text:span text:style-name="Definition">OpenDocument</text:span></text:a> • <text:a xlink:type="simple" xlink:href="https://github.com/skyzyx/resume/raw/master/resumes/ryanparman-tpm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seasoned problem-solver who excels at listening, adapting, and driving continuous improvement. Committed to delivering exceptional work, building impactful solutions, and elevating team performance.</text:p>
      <text:p text:style-name="Text_20_body">Looking to pivot from a technical leadership role into a product/program management role, Ryan is seeking opportunities to leverage his technical acumen, leadership skills, and passion for shipping impactful projects successfully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Much of my other work is published inside of corporate Confluence/wikis. Here are some examples of my public-facing documentation:</text:p>
      <text:list text:style-name="L8">
        <text:list-item>
          <text:p text:style-name="P8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8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8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8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8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8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ordination with downstream services, cross-collaboration (dozens of teams, hundreds of services), organization of complex projects, product development, product roadmap management, project documentation, project management, risk mitigation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5:33Z</meta:creation-date>
    <dc:date>2025-01-27T02:05:33Z</dc:date>
  </office:meta>
</office:document-meta>
</file>